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76cm"/>
    </style:style>
    <style:style style:name="co2" style:family="table-column">
      <style:table-column-properties fo:break-before="auto" style:column-width="0.57cm"/>
    </style:style>
    <style:style style:name="co3" style:family="table-column">
      <style:table-column-properties fo:break-before="auto" style:column-width="1.49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2.817cm"/>
    </style:style>
    <style:style style:name="co6" style:family="table-column">
      <style:table-column-properties fo:break-before="auto" style:column-width="5.59cm"/>
    </style:style>
    <style:style style:name="co7" style:family="table-column">
      <style:table-column-properties fo:break-before="auto" style:column-width="5.56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346cm" fo:break-before="auto" style:use-optimal-row-height="true"/>
    </style:style>
    <style:style style:name="ro2" style:family="table-row">
      <style:table-row-properties style:row-height="0.194cm" fo:break-before="auto" style:use-optimal-row-height="false"/>
    </style:style>
    <style:style style:name="ro3" style:family="table-row">
      <style:table-row-properties style:row-height="0.34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style:rotation-angle="90"/>
      <style:text-properties fo:font-size="8pt" style:font-size-asian="8pt" style:font-size-complex="8pt"/>
    </style:style>
    <style:style style:name="ce6" style:family="table-cell" style:parent-style-name="Default">
      <style:table-cell-properties style:rotation-angle="0"/>
      <style:text-properties fo:font-size="8pt" style:font-size-asian="8pt" style:font-size-complex="8pt"/>
    </style:style>
    <style:style style:name="ce3" style:family="table-cell" style:parent-style-name="Default"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4" table:number-columns-repeated="3" table:default-cell-style-name="ce1"/>
        <table:table-column table:style-name="co6" table:default-cell-style-name="ce3"/>
        <table:table-column table:style-name="co7" table:default-cell-style-name="ce3"/>
        <table:table-column table:style-name="co8" table:number-columns-repeated="16372" table:default-cell-style-name="ce1"/>
        <table:table-row table:style-name="ro1">
          <table:table-cell table:style-name="Default"/>
          <table:table-cell table:style-name="ce2" office:value-type="string" calcext:value-type="string">
            <text:p>Hausreihe</text:p>
          </table:table-cell>
          <table:table-cell table:style-name="ce2" office:value-type="string" calcext:value-type="string">
            <text:p>Kabel</text:p>
          </table:table-cell>
          <table:table-cell table:style-name="ce2" office:value-type="string" calcext:value-type="string">
            <text:p>Signal</text:p>
          </table:table-cell>
          <table:table-cell table:style-name="ce2" office:value-type="string" calcext:value-type="string">
            <text:p>(Ader)</text:p>
          </table:table-cell>
          <table:table-cell table:style-name="ce2"/>
          <table:table-cell table:style-name="ce2" office:value-type="string" calcext:value-type="string">
            <text:p>Brücke </text:p>
          </table:table-cell>
          <table:table-cell table:style-name="ce2" office:value-type="string" calcext:value-type="string">
            <text:p>Klemme</text:p>
          </table:table-cell>
          <table:table-cell table:number-columns-repeated="2" table:style-name="ce2" office:value-type="string" calcext:value-type="string">
            <text:p>Haus</text:p>
          </table:table-cell>
          <table:table-cell table:style-name="ce6" office:value-type="string" calcext:value-type="string">
            <text:p>puent</text:p>
          </table:table-cell>
          <table:table-cell table:style-name="ce6" office:value-type="string" calcext:value-type="string">
            <text:p>bochs</text:p>
          </table:table-cell>
          <table:table-cell table:style-name="Default" table:number-columns-repeated="16372"/>
        </table:table-row>
        <table:table-row table:style-name="ro2">
          <table:table-cell table:style-name="Default" table:number-columns-repeated="16384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85_D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_bl_ws_blau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CONCATENATE([.$B3];[.$C3];[.$D3];&quot;_haus_&quot;;[.$I3];&quot;_&quot;;[.$F3])" office:value-type="string" office:string-value="DR485_D+_haus_1_el_bl_ws_blau" calcext:value-type="string">
            <text:p>DR485_D+_haus_1_el_bl_ws_blau</text:p>
          </table:table-cell>
          <table:table-cell table:formula="of:=CONCATENATE([.$B3];[.$C3];[.$D3];&quot;_haus_&quot;;[.$I3];&quot;_&quot;;[.$F3])" office:value-type="string" office:string-value="DR485_D+_haus_1_el_bl_ws_blau" calcext:value-type="string">
            <text:p>DR485_D+_haus_1_el_bl_ws_blau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85_D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_bl_ws_weiss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3]" office:value-type="float" office:value="1" calcext:value-type="float">
            <text:p>1</text:p>
          </table:table-cell>
          <table:table-cell table:formula="of:=[.J3]" office:value-type="float" office:value="16" calcext:value-type="float">
            <text:p>16</text:p>
          </table:table-cell>
          <table:table-cell table:formula="of:=CONCATENATE([.$B4];[.$C4];[.$D4];&quot;_haus_&quot;;[.$I4];&quot;_&quot;;[.$F4])" office:value-type="string" office:string-value="DR485_D-_haus_1_el_bl_ws_weiss" calcext:value-type="string">
            <text:p>DR485_D-_haus_1_el_bl_ws_weiss</text:p>
          </table:table-cell>
          <table:table-cell table:formula="of:=CONCATENATE([.$B4];[.$C4];[.$D4];&quot;_haus_&quot;;[.$I4];&quot;_&quot;;[.$F4])" office:value-type="string" office:string-value="DR485_D-_haus_1_el_bl_ws_weiss" calcext:value-type="string">
            <text:p>DR485_D-_haus_1_el_bl_ws_weiss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formula="of:=[.D3]" office:value-type="string" office:string-value="485_D+" calcext:value-type="string">
            <text:p>485_D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_ge_ws_gelb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3]+1" office:value-type="float" office:value="2" calcext:value-type="float">
            <text:p>2</text:p>
          </table:table-cell>
          <table:table-cell table:formula="of:=[.J3]+1" office:value-type="float" office:value="17" calcext:value-type="float">
            <text:p>17</text:p>
          </table:table-cell>
          <table:table-cell table:formula="of:=CONCATENATE([.$B5];[.$C5];[.$D5];&quot;_haus_&quot;;[.$I5];&quot;_&quot;;[.$F5])" office:value-type="string" office:string-value="DS485_D+_haus_2_el_ge_ws_gelb" calcext:value-type="string">
            <text:p>DS485_D+_haus_2_el_ge_ws_gelb</text:p>
          </table:table-cell>
          <table:table-cell table:formula="of:=CONCATENATE([.$B5];[.$C5];[.$D5];&quot;_haus_&quot;;[.$I5];&quot;_&quot;;[.$F5])" office:value-type="string" office:string-value="DS485_D+_haus_2_el_ge_ws_gelb" calcext:value-type="string">
            <text:p>DS485_D+_haus_2_el_ge_ws_gelb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formula="of:=[.D4]" office:value-type="string" office:string-value="485_D-" calcext:value-type="string">
            <text:p>485_D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_ge_ws_weiss</text:p>
          </table:table-cell>
          <table:table-cell/>
          <table:table-cell office:value-type="float" office:value="4" calcext:value-type="float">
            <text:p>4</text:p>
          </table:table-cell>
          <table:table-cell table:formula="of:=[.I4]+1" office:value-type="float" office:value="2" calcext:value-type="float">
            <text:p>2</text:p>
          </table:table-cell>
          <table:table-cell table:formula="of:=[.J4]+1" office:value-type="float" office:value="17" calcext:value-type="float">
            <text:p>17</text:p>
          </table:table-cell>
          <table:table-cell table:formula="of:=CONCATENATE([.$B6];[.$C6];[.$D6];&quot;_haus_&quot;;[.$I6];&quot;_&quot;;[.$F6])" office:value-type="string" office:string-value="DS485_D-_haus_2_el_ge_ws_weiss" calcext:value-type="string">
            <text:p>DS485_D-_haus_2_el_ge_ws_weiss</text:p>
          </table:table-cell>
          <table:table-cell table:formula="of:=CONCATENATE([.$B6];[.$C6];[.$D6];&quot;_haus_&quot;;[.$I6];&quot;_&quot;;[.$F6])" office:value-type="string" office:string-value="DS485_D-_haus_2_el_ge_ws_weiss" calcext:value-type="string">
            <text:p>DS485_D-_haus_2_el_ge_ws_weiss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formula="of:=[.D5]" office:value-type="string" office:string-value="485_D+" calcext:value-type="string">
            <text:p>485_D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_gn_ws_gruen</text:p>
          </table:table-cell>
          <table:table-cell/>
          <table:table-cell office:value-type="float" office:value="5" calcext:value-type="float">
            <text:p>5</text:p>
          </table:table-cell>
          <table:table-cell table:formula="of:=[.I5]+1" office:value-type="float" office:value="3" calcext:value-type="float">
            <text:p>3</text:p>
          </table:table-cell>
          <table:table-cell table:formula="of:=[.J5]+1" office:value-type="float" office:value="18" calcext:value-type="float">
            <text:p>18</text:p>
          </table:table-cell>
          <table:table-cell table:formula="of:=CONCATENATE([.$B7];[.$C7];[.$D7];&quot;_haus_&quot;;[.$I7];&quot;_&quot;;[.$F7])" office:value-type="string" office:string-value="DT485_D+_haus_3_el_gn_ws_gruen" calcext:value-type="string">
            <text:p>DT485_D+_haus_3_el_gn_ws_gruen</text:p>
          </table:table-cell>
          <table:table-cell table:formula="of:=CONCATENATE([.$B7];[.$C7];[.$D7];&quot;_haus_&quot;;[.$I7];&quot;_&quot;;[.$F7])" office:value-type="string" office:string-value="DT485_D+_haus_3_el_gn_ws_gruen" calcext:value-type="string">
            <text:p>DT485_D+_haus_3_el_gn_ws_gruen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formula="of:=[.D6]" office:value-type="string" office:string-value="485_D-" calcext:value-type="string">
            <text:p>485_D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_gn_ws_weiss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6]+1" office:value-type="float" office:value="3" calcext:value-type="float">
            <text:p>3</text:p>
          </table:table-cell>
          <table:table-cell table:formula="of:=[.J6]+1" office:value-type="float" office:value="18" calcext:value-type="float">
            <text:p>18</text:p>
          </table:table-cell>
          <table:table-cell table:formula="of:=CONCATENATE([.$B8];[.$C8];[.$D8];&quot;_haus_&quot;;[.$I8];&quot;_&quot;;[.$F8])" office:value-type="string" office:string-value="DT485_D-_haus_3_el_gn_ws_weiss" calcext:value-type="string">
            <text:p>DT485_D-_haus_3_el_gn_ws_weiss</text:p>
          </table:table-cell>
          <table:table-cell table:formula="of:=CONCATENATE([.$B8];[.$C8];[.$D8];&quot;_haus_&quot;;[.$I8];&quot;_&quot;;[.$F8])" office:value-type="string" office:string-value="DT485_D-_haus_3_el_gn_ws_weiss" calcext:value-type="string">
            <text:p>DT485_D-_haus_3_el_gn_ws_weiss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formula="of:=[.D7]" office:value-type="string" office:string-value="485_D+" calcext:value-type="string">
            <text:p>485_D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_bn_ws_braun</text:p>
          </table:table-cell>
          <table:table-cell/>
          <table:table-cell office:value-type="float" office:value="7" calcext:value-type="float">
            <text:p>7</text:p>
          </table:table-cell>
          <table:table-cell table:formula="of:=[.I7]+1" office:value-type="float" office:value="4" calcext:value-type="float">
            <text:p>4</text:p>
          </table:table-cell>
          <table:table-cell table:formula="of:=[.J7]+1" office:value-type="float" office:value="19" calcext:value-type="float">
            <text:p>19</text:p>
          </table:table-cell>
          <table:table-cell table:formula="of:=CONCATENATE([.$B9];[.$C9];[.$D9];&quot;_haus_&quot;;[.$I9];&quot;_&quot;;[.$F9])" office:value-type="string" office:string-value="DU485_D+_haus_4_el_bn_ws_braun" calcext:value-type="string">
            <text:p>DU485_D+_haus_4_el_bn_ws_braun</text:p>
          </table:table-cell>
          <table:table-cell table:formula="of:=CONCATENATE([.$B9];[.$C9];[.$D9];&quot;_haus_&quot;;[.$I9];&quot;_&quot;;[.$F9])" office:value-type="string" office:string-value="DU485_D+_haus_4_el_bn_ws_braun" calcext:value-type="string">
            <text:p>DU485_D+_haus_4_el_bn_ws_braun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formula="of:=[.D8]" office:value-type="string" office:string-value="485_D-" calcext:value-type="string">
            <text:p>485_D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_bn_ws_weiss</text:p>
          </table:table-cell>
          <table:table-cell/>
          <table:table-cell office:value-type="float" office:value="8" calcext:value-type="float">
            <text:p>8</text:p>
          </table:table-cell>
          <table:table-cell table:formula="of:=[.I8]+1" office:value-type="float" office:value="4" calcext:value-type="float">
            <text:p>4</text:p>
          </table:table-cell>
          <table:table-cell table:formula="of:=[.J8]+1" office:value-type="float" office:value="19" calcext:value-type="float">
            <text:p>19</text:p>
          </table:table-cell>
          <table:table-cell table:formula="of:=CONCATENATE([.$B10];[.$C10];[.$D10];&quot;_haus_&quot;;[.$I10];&quot;_&quot;;[.$F10])" office:value-type="string" office:string-value="DU485_D-_haus_4_el_bn_ws_weiss" calcext:value-type="string">
            <text:p>DU485_D-_haus_4_el_bn_ws_weiss</text:p>
          </table:table-cell>
          <table:table-cell table:formula="of:=CONCATENATE([.$B10];[.$C10];[.$D10];&quot;_haus_&quot;;[.$I10];&quot;_&quot;;[.$F10])" office:value-type="string" office:string-value="DU485_D-_haus_4_el_bn_ws_weiss" calcext:value-type="string">
            <text:p>DU485_D-_haus_4_el_bn_ws_weiss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85_D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_bl_ws_blau</text:p>
          </table:table-cell>
          <table:table-cell/>
          <table:table-cell office:value-type="float" office:value="9" calcext:value-type="float">
            <text:p>9</text:p>
          </table:table-cell>
          <table:table-cell table:formula="of:=[.I9]+1" office:value-type="float" office:value="5" calcext:value-type="float">
            <text:p>5</text:p>
          </table:table-cell>
          <table:table-cell table:formula="of:=[.J9]+1" office:value-type="float" office:value="20" calcext:value-type="float">
            <text:p>20</text:p>
          </table:table-cell>
          <table:table-cell table:formula="of:=CONCATENATE([.$B11];[.$C11];[.$D11];&quot;_haus_&quot;;[.$I11];&quot;_&quot;;[.$F11])" office:value-type="string" office:string-value="ER485_D+_haus_5_el_bl_ws_blau" calcext:value-type="string">
            <text:p>ER485_D+_haus_5_el_bl_ws_blau</text:p>
          </table:table-cell>
          <table:table-cell table:formula="of:=CONCATENATE([.$B11];[.$C11];[.$D11];&quot;_haus_&quot;;[.$I11];&quot;_&quot;;[.$F11])" office:value-type="string" office:string-value="ER485_D+_haus_5_el_bl_ws_blau" calcext:value-type="string">
            <text:p>ER485_D+_haus_5_el_bl_ws_blau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85_D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_bl_ws_weiss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I10]+1" office:value-type="float" office:value="5" calcext:value-type="float">
            <text:p>5</text:p>
          </table:table-cell>
          <table:table-cell table:formula="of:=[.J10]+1" office:value-type="float" office:value="20" calcext:value-type="float">
            <text:p>20</text:p>
          </table:table-cell>
          <table:table-cell table:formula="of:=CONCATENATE([.$B12];[.$C12];[.$D12];&quot;_haus_&quot;;[.$I12];&quot;_&quot;;[.$F12])" office:value-type="string" office:string-value="ER485_D-_haus_5_el_bl_ws_weiss" calcext:value-type="string">
            <text:p>ER485_D-_haus_5_el_bl_ws_weiss</text:p>
          </table:table-cell>
          <table:table-cell table:formula="of:=CONCATENATE([.$B12];[.$C12];[.$D12];&quot;_haus_&quot;;[.$I12];&quot;_&quot;;[.$F12])" office:value-type="string" office:string-value="ER485_D-_haus_5_el_bl_ws_weiss" calcext:value-type="string">
            <text:p>ER485_D-_haus_5_el_bl_ws_weiss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formula="of:=[.D11]" office:value-type="string" office:string-value="485_D+" calcext:value-type="string">
            <text:p>485_D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_ge_ws_gelb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I11]+1" office:value-type="float" office:value="6" calcext:value-type="float">
            <text:p>6</text:p>
          </table:table-cell>
          <table:table-cell table:formula="of:=[.J11]+1" office:value-type="float" office:value="21" calcext:value-type="float">
            <text:p>21</text:p>
          </table:table-cell>
          <table:table-cell table:formula="of:=CONCATENATE([.$B13];[.$C13];[.$D13];&quot;_haus_&quot;;[.$I13];&quot;_&quot;;[.$F13])" office:value-type="string" office:string-value="ES485_D+_haus_6_el_ge_ws_gelb" calcext:value-type="string">
            <text:p>ES485_D+_haus_6_el_ge_ws_gelb</text:p>
          </table:table-cell>
          <table:table-cell table:formula="of:=CONCATENATE([.$B13];[.$C13];[.$D13];&quot;_haus_&quot;;[.$I13];&quot;_&quot;;[.$F13])" office:value-type="string" office:string-value="ES485_D+_haus_6_el_ge_ws_gelb" calcext:value-type="string">
            <text:p>ES485_D+_haus_6_el_ge_ws_gelb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formula="of:=[.D12]" office:value-type="string" office:string-value="485_D-" calcext:value-type="string">
            <text:p>485_D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_ge_ws_weiss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I12]+1" office:value-type="float" office:value="6" calcext:value-type="float">
            <text:p>6</text:p>
          </table:table-cell>
          <table:table-cell table:formula="of:=[.J12]+1" office:value-type="float" office:value="21" calcext:value-type="float">
            <text:p>21</text:p>
          </table:table-cell>
          <table:table-cell table:formula="of:=CONCATENATE([.$B14];[.$C14];[.$D14];&quot;_haus_&quot;;[.$I14];&quot;_&quot;;[.$F14])" office:value-type="string" office:string-value="ES485_D-_haus_6_el_ge_ws_weiss" calcext:value-type="string">
            <text:p>ES485_D-_haus_6_el_ge_ws_weiss</text:p>
          </table:table-cell>
          <table:table-cell table:formula="of:=CONCATENATE([.$B14];[.$C14];[.$D14];&quot;_haus_&quot;;[.$I14];&quot;_&quot;;[.$F14])" office:value-type="string" office:string-value="ES485_D-_haus_6_el_ge_ws_weiss" calcext:value-type="string">
            <text:p>ES485_D-_haus_6_el_ge_ws_weiss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formula="of:=[.D13]" office:value-type="string" office:string-value="485_D+" calcext:value-type="string">
            <text:p>485_D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_gn_ws_gruen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I13]+1" office:value-type="float" office:value="7" calcext:value-type="float">
            <text:p>7</text:p>
          </table:table-cell>
          <table:table-cell table:formula="of:=[.J13]+1" office:value-type="float" office:value="22" calcext:value-type="float">
            <text:p>22</text:p>
          </table:table-cell>
          <table:table-cell table:formula="of:=CONCATENATE([.$B15];[.$C15];[.$D15];&quot;_haus_&quot;;[.$I15];&quot;_&quot;;[.$F15])" office:value-type="string" office:string-value="ET485_D+_haus_7_el_gn_ws_gruen" calcext:value-type="string">
            <text:p>ET485_D+_haus_7_el_gn_ws_gruen</text:p>
          </table:table-cell>
          <table:table-cell table:formula="of:=CONCATENATE([.$B15];[.$C15];[.$D15];&quot;_haus_&quot;;[.$I15];&quot;_&quot;;[.$F15])" office:value-type="string" office:string-value="ET485_D+_haus_7_el_gn_ws_gruen" calcext:value-type="string">
            <text:p>ET485_D+_haus_7_el_gn_ws_gruen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formula="of:=[.D14]" office:value-type="string" office:string-value="485_D-" calcext:value-type="string">
            <text:p>485_D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_gn_ws_weiss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I14]+1" office:value-type="float" office:value="7" calcext:value-type="float">
            <text:p>7</text:p>
          </table:table-cell>
          <table:table-cell table:formula="of:=[.J14]+1" office:value-type="float" office:value="22" calcext:value-type="float">
            <text:p>22</text:p>
          </table:table-cell>
          <table:table-cell table:formula="of:=CONCATENATE([.$B16];[.$C16];[.$D16];&quot;_haus_&quot;;[.$I16];&quot;_&quot;;[.$F16])" office:value-type="string" office:string-value="ET485_D-_haus_7_el_gn_ws_weiss" calcext:value-type="string">
            <text:p>ET485_D-_haus_7_el_gn_ws_weiss</text:p>
          </table:table-cell>
          <table:table-cell table:formula="of:=CONCATENATE([.$B16];[.$C16];[.$D16];&quot;_haus_&quot;;[.$I16];&quot;_&quot;;[.$F16])" office:value-type="string" office:string-value="ET485_D-_haus_7_el_gn_ws_weiss" calcext:value-type="string">
            <text:p>ET485_D-_haus_7_el_gn_ws_weiss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85_D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_bl_ws_blau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I15]+1" office:value-type="float" office:value="8" calcext:value-type="float">
            <text:p>8</text:p>
          </table:table-cell>
          <table:table-cell table:formula="of:=[.J15]+1" office:value-type="float" office:value="23" calcext:value-type="float">
            <text:p>23</text:p>
          </table:table-cell>
          <table:table-cell table:formula="of:=CONCATENATE([.$B17];[.$C17];[.$D17];&quot;_haus_&quot;;[.$I17];&quot;_&quot;;[.$F17])" office:value-type="string" office:string-value="FR485_D+_haus_8_el_bl_ws_blau" calcext:value-type="string">
            <text:p>FR485_D+_haus_8_el_bl_ws_blau</text:p>
          </table:table-cell>
          <table:table-cell table:formula="of:=CONCATENATE([.$B17];[.$C17];[.$D17];&quot;_haus_&quot;;[.$I17];&quot;_&quot;;[.$F17])" office:value-type="string" office:string-value="FR485_D+_haus_8_el_bl_ws_blau" calcext:value-type="string">
            <text:p>FR485_D+_haus_8_el_bl_ws_blau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85_D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_bl_ws_weiss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I16]+1" office:value-type="float" office:value="8" calcext:value-type="float">
            <text:p>8</text:p>
          </table:table-cell>
          <table:table-cell table:formula="of:=[.J16]+1" office:value-type="float" office:value="23" calcext:value-type="float">
            <text:p>23</text:p>
          </table:table-cell>
          <table:table-cell table:formula="of:=CONCATENATE([.$B18];[.$C18];[.$D18];&quot;_haus_&quot;;[.$I18];&quot;_&quot;;[.$F18])" office:value-type="string" office:string-value="FR485_D-_haus_8_el_bl_ws_weiss" calcext:value-type="string">
            <text:p>FR485_D-_haus_8_el_bl_ws_weiss</text:p>
          </table:table-cell>
          <table:table-cell table:formula="of:=CONCATENATE([.$B18];[.$C18];[.$D18];&quot;_haus_&quot;;[.$I18];&quot;_&quot;;[.$F18])" office:value-type="string" office:string-value="FR485_D-_haus_8_el_bl_ws_weiss" calcext:value-type="string">
            <text:p>FR485_D-_haus_8_el_bl_ws_weiss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formula="of:=[.D17]" office:value-type="string" office:string-value="485_D+" calcext:value-type="string">
            <text:p>485_D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_ge_ws_gelb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I17]+1" office:value-type="float" office:value="9" calcext:value-type="float">
            <text:p>9</text:p>
          </table:table-cell>
          <table:table-cell table:formula="of:=[.J17]+1" office:value-type="float" office:value="24" calcext:value-type="float">
            <text:p>24</text:p>
          </table:table-cell>
          <table:table-cell table:formula="of:=CONCATENATE([.$B19];[.$C19];[.$D19];&quot;_haus_&quot;;[.$I19];&quot;_&quot;;[.$F19])" office:value-type="string" office:string-value="FS485_D+_haus_9_el_ge_ws_gelb" calcext:value-type="string">
            <text:p>FS485_D+_haus_9_el_ge_ws_gelb</text:p>
          </table:table-cell>
          <table:table-cell table:formula="of:=CONCATENATE([.$B19];[.$C19];[.$D19];&quot;_haus_&quot;;[.$I19];&quot;_&quot;;[.$F19])" office:value-type="string" office:string-value="FS485_D+_haus_9_el_ge_ws_gelb" calcext:value-type="string">
            <text:p>FS485_D+_haus_9_el_ge_ws_gelb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formula="of:=[.D18]" office:value-type="string" office:string-value="485_D-" calcext:value-type="string">
            <text:p>485_D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_ge_ws_weiss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I18]+1" office:value-type="float" office:value="9" calcext:value-type="float">
            <text:p>9</text:p>
          </table:table-cell>
          <table:table-cell table:formula="of:=[.J18]+1" office:value-type="float" office:value="24" calcext:value-type="float">
            <text:p>24</text:p>
          </table:table-cell>
          <table:table-cell table:formula="of:=CONCATENATE([.$B20];[.$C20];[.$D20];&quot;_haus_&quot;;[.$I20];&quot;_&quot;;[.$F20])" office:value-type="string" office:string-value="FS485_D-_haus_9_el_ge_ws_weiss" calcext:value-type="string">
            <text:p>FS485_D-_haus_9_el_ge_ws_weiss</text:p>
          </table:table-cell>
          <table:table-cell table:formula="of:=CONCATENATE([.$B20];[.$C20];[.$D20];&quot;_haus_&quot;;[.$I20];&quot;_&quot;;[.$F20])" office:value-type="string" office:string-value="FS485_D-_haus_9_el_ge_ws_weiss" calcext:value-type="string">
            <text:p>FS485_D-_haus_9_el_ge_ws_weiss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formula="of:=[.D19]" office:value-type="string" office:string-value="485_D+" calcext:value-type="string">
            <text:p>485_D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_gn_ws_gruen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I19]+1" office:value-type="float" office:value="10" calcext:value-type="float">
            <text:p>10</text:p>
          </table:table-cell>
          <table:table-cell table:formula="of:=[.J19]+1" office:value-type="float" office:value="25" calcext:value-type="float">
            <text:p>25</text:p>
          </table:table-cell>
          <table:table-cell table:formula="of:=CONCATENATE([.$B21];[.$C21];[.$D21];&quot;_haus_&quot;;[.$I21];&quot;_&quot;;[.$F21])" office:value-type="string" office:string-value="FT485_D+_haus_10_el_gn_ws_gruen" calcext:value-type="string">
            <text:p>FT485_D+_haus_10_el_gn_ws_gruen</text:p>
          </table:table-cell>
          <table:table-cell table:formula="of:=CONCATENATE([.$B21];[.$C21];[.$D21];&quot;_haus_&quot;;[.$I21];&quot;_&quot;;[.$F21])" office:value-type="string" office:string-value="FT485_D+_haus_10_el_gn_ws_gruen" calcext:value-type="string">
            <text:p>FT485_D+_haus_10_el_gn_ws_gruen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formula="of:=[.D20]" office:value-type="string" office:string-value="485_D-" calcext:value-type="string">
            <text:p>485_D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_gn_ws_weiss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I20]+1" office:value-type="float" office:value="10" calcext:value-type="float">
            <text:p>10</text:p>
          </table:table-cell>
          <table:table-cell table:formula="of:=[.J20]+1" office:value-type="float" office:value="25" calcext:value-type="float">
            <text:p>25</text:p>
          </table:table-cell>
          <table:table-cell table:formula="of:=CONCATENATE([.$B22];[.$C22];[.$D22];&quot;_haus_&quot;;[.$I22];&quot;_&quot;;[.$F22])" office:value-type="string" office:string-value="FT485_D-_haus_10_el_gn_ws_weiss" calcext:value-type="string">
            <text:p>FT485_D-_haus_10_el_gn_ws_weiss</text:p>
          </table:table-cell>
          <table:table-cell table:formula="of:=CONCATENATE([.$B22];[.$C22];[.$D22];&quot;_haus_&quot;;[.$I22];&quot;_&quot;;[.$F22])" office:value-type="string" office:string-value="FT485_D-_haus_10_el_gn_ws_weiss" calcext:value-type="string">
            <text:p>FT485_D-_haus_10_el_gn_ws_weiss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table:formula="of:=[.D21]" office:value-type="string" office:string-value="485_D+" calcext:value-type="string">
            <text:p>485_D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_bn_ws_braun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I21]+1" office:value-type="float" office:value="11" calcext:value-type="float">
            <text:p>11</text:p>
          </table:table-cell>
          <table:table-cell table:formula="of:=[.J21]+1" office:value-type="float" office:value="26" calcext:value-type="float">
            <text:p>26</text:p>
          </table:table-cell>
          <table:table-cell table:formula="of:=CONCATENATE([.$B23];[.$C23];[.$D23];&quot;_haus_&quot;;[.$I23];&quot;_&quot;;[.$F23])" office:value-type="string" office:string-value="FU485_D+_haus_11_el_bn_ws_braun" calcext:value-type="string">
            <text:p>FU485_D+_haus_11_el_bn_ws_braun</text:p>
          </table:table-cell>
          <table:table-cell table:formula="of:=CONCATENATE([.$B23];[.$C23];[.$D23];&quot;_haus_&quot;;[.$I23];&quot;_&quot;;[.$F23])" office:value-type="string" office:string-value="FU485_D+_haus_11_el_bn_ws_braun" calcext:value-type="string">
            <text:p>FU485_D+_haus_11_el_bn_ws_braun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table:formula="of:=[.D22]" office:value-type="string" office:string-value="485_D-" calcext:value-type="string">
            <text:p>485_D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_bn_ws_weiss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I22]+1" office:value-type="float" office:value="11" calcext:value-type="float">
            <text:p>11</text:p>
          </table:table-cell>
          <table:table-cell table:formula="of:=[.J22]+1" office:value-type="float" office:value="26" calcext:value-type="float">
            <text:p>26</text:p>
          </table:table-cell>
          <table:table-cell table:formula="of:=CONCATENATE([.$B24];[.$C24];[.$D24];&quot;_haus_&quot;;[.$I24];&quot;_&quot;;[.$F24])" office:value-type="string" office:string-value="FU485_D-_haus_11_el_bn_ws_weiss" calcext:value-type="string">
            <text:p>FU485_D-_haus_11_el_bn_ws_weiss</text:p>
          </table:table-cell>
          <table:table-cell table:formula="of:=CONCATENATE([.$B24];[.$C24];[.$D24];&quot;_haus_&quot;;[.$I24];&quot;_&quot;;[.$F24])" office:value-type="string" office:string-value="FU485_D-_haus_11_el_bn_ws_weiss" calcext:value-type="string">
            <text:p>FU485_D-_haus_11_el_bn_ws_weiss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85_D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_bl_ws_blau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I23]+1" office:value-type="float" office:value="12" calcext:value-type="float">
            <text:p>12</text:p>
          </table:table-cell>
          <table:table-cell/>
          <table:table-cell table:formula="of:=CONCATENATE([.$B25];[.$C25];[.$D25];&quot;_haus_&quot;;[.$I25];&quot;_&quot;;[.$F25])" office:value-type="string" office:string-value="GR485_D+_haus_12_el_bl_ws_blau" calcext:value-type="string">
            <text:p>GR485_D+_haus_12_el_bl_ws_blau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85_D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_bl_ws_weiss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I24]+1" office:value-type="float" office:value="12" calcext:value-type="float">
            <text:p>12</text:p>
          </table:table-cell>
          <table:table-cell/>
          <table:table-cell table:formula="of:=CONCATENATE([.$B26];[.$C26];[.$D26];&quot;_haus_&quot;;[.$I26];&quot;_&quot;;[.$F26])" office:value-type="string" office:string-value="GR485_D-_haus_12_el_bl_ws_weiss" calcext:value-type="string">
            <text:p>GR485_D-_haus_12_el_bl_ws_weiss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table:formula="of:=[.D25]" office:value-type="string" office:string-value="485_D+" calcext:value-type="string">
            <text:p>485_D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_ge_ws_gelb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I25]+1" office:value-type="float" office:value="13" calcext:value-type="float">
            <text:p>13</text:p>
          </table:table-cell>
          <table:table-cell/>
          <table:table-cell table:formula="of:=CONCATENATE([.$B27];[.$C27];[.$D27];&quot;_haus_&quot;;[.$I27];&quot;_&quot;;[.$F27])" office:value-type="string" office:string-value="GS485_D+_haus_13_el_ge_ws_gelb" calcext:value-type="string">
            <text:p>GS485_D+_haus_13_el_ge_ws_gelb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table:formula="of:=[.D26]" office:value-type="string" office:string-value="485_D-" calcext:value-type="string">
            <text:p>485_D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_ge_ws_weiss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I26]+1" office:value-type="float" office:value="13" calcext:value-type="float">
            <text:p>13</text:p>
          </table:table-cell>
          <table:table-cell/>
          <table:table-cell table:formula="of:=CONCATENATE([.$B28];[.$C28];[.$D28];&quot;_haus_&quot;;[.$I28];&quot;_&quot;;[.$F28])" office:value-type="string" office:string-value="GS485_D-_haus_13_el_ge_ws_weiss" calcext:value-type="string">
            <text:p>GS485_D-_haus_13_el_ge_ws_weiss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formula="of:=[.D27]" office:value-type="string" office:string-value="485_D+" calcext:value-type="string">
            <text:p>485_D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_gn_ws_gruen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I27]+1" office:value-type="float" office:value="14" calcext:value-type="float">
            <text:p>14</text:p>
          </table:table-cell>
          <table:table-cell/>
          <table:table-cell table:formula="of:=CONCATENATE([.$B29];[.$C29];[.$D29];&quot;_haus_&quot;;[.$I29];&quot;_&quot;;[.$F29])" office:value-type="string" office:string-value="GT485_D+_haus_14_el_gn_ws_gruen" calcext:value-type="string">
            <text:p>GT485_D+_haus_14_el_gn_ws_gruen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formula="of:=[.D28]" office:value-type="string" office:string-value="485_D-" calcext:value-type="string">
            <text:p>485_D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_gn_ws_weiss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I28]+1" office:value-type="float" office:value="14" calcext:value-type="float">
            <text:p>14</text:p>
          </table:table-cell>
          <table:table-cell/>
          <table:table-cell table:formula="of:=CONCATENATE([.$B30];[.$C30];[.$D30];&quot;_haus_&quot;;[.$I30];&quot;_&quot;;[.$F30])" office:value-type="string" office:string-value="GT485_D-_haus_14_el_gn_ws_weiss" calcext:value-type="string">
            <text:p>GT485_D-_haus_14_el_gn_ws_weiss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U</text:p>
          </table:table-cell>
          <table:table-cell table:formula="of:=[.D29]" office:value-type="string" office:string-value="485_D+" calcext:value-type="string">
            <text:p>485_D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_bn_ws_braun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I29]+1" office:value-type="float" office:value="15" calcext:value-type="float">
            <text:p>15</text:p>
          </table:table-cell>
          <table:table-cell/>
          <table:table-cell table:formula="of:=CONCATENATE([.$B31];[.$C31];[.$D31];&quot;_haus_&quot;;[.$I31];&quot;_&quot;;[.$F31])" office:value-type="string" office:string-value="GU485_D+_haus_15_el_bn_ws_braun" calcext:value-type="string">
            <text:p>GU485_D+_haus_15_el_bn_ws_braun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U</text:p>
          </table:table-cell>
          <table:table-cell table:formula="of:=[.D30]" office:value-type="string" office:string-value="485_D-" calcext:value-type="string">
            <text:p>485_D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_bn_ws_weiss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I30]+1" office:value-type="float" office:value="15" calcext:value-type="float">
            <text:p>15</text:p>
          </table:table-cell>
          <table:table-cell/>
          <table:table-cell table:formula="of:=CONCATENATE([.$B32];[.$C32];[.$D32];&quot;_haus_&quot;;[.$I32];&quot;_&quot;;[.$F32])" office:value-type="string" office:string-value="GU485_D-_haus_15_el_bn_ws_weiss" calcext:value-type="string">
            <text:p>GU485_D-_haus_15_el_bn_ws_weiss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485_0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_gr_ws_weiss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x</text:p>
          </table:table-cell>
          <table:table-cell table:formula="of:=CONCATENATE([.$B33];[.$C33];[.$D33];&quot;_haus_&quot;;[.$I33];&quot;_&quot;;[.$F33])" office:value-type="string" office:string-value="D485_0V_haus_x_el_gr_ws_weiss" calcext:value-type="string">
            <text:p>D485_0V_haus_x_el_gr_ws_weiss</text:p>
          </table:table-cell>
          <table:table-cell table:formula="of:=CONCATENATE([.$B33];[.$C33];[.$D33];&quot;_haus_&quot;;[.$I33];&quot;_&quot;;[.$F33])" office:value-type="string" office:string-value="D485_0V_haus_x_el_gr_ws_weiss" calcext:value-type="string">
            <text:p>D485_0V_haus_x_el_gr_ws_weiss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485_0V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l_blws_ws_weiss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x</text:p>
          </table:table-cell>
          <table:table-cell table:formula="of:=CONCATENATE([.$B34];[.$C34];[.$D34];&quot;_haus_&quot;;[.$I34];&quot;_&quot;;[.$F34])" office:value-type="string" office:string-value="D485_0V_haus_x_el_blws_ws_weiss" calcext:value-type="string">
            <text:p>D485_0V_haus_x_el_blws_ws_weiss</text:p>
          </table:table-cell>
          <table:table-cell table:formula="of:=CONCATENATE([.$B34];[.$C34];[.$D34];&quot;_haus_&quot;;[.$I34];&quot;_&quot;;[.$F34])" office:value-type="string" office:string-value="D485_0V_haus_x_el_blws_ws_weiss" calcext:value-type="string">
            <text:p>D485_0V_haus_x_el_blws_ws_weiss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485_0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_gr_ws_weiss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x</text:p>
          </table:table-cell>
          <table:table-cell table:formula="of:=CONCATENATE([.$B35];[.$C35];[.$D35];&quot;_haus_&quot;;[.$I35];&quot;_&quot;;[.$F35])" office:value-type="string" office:string-value="E485_0V_haus_x_el_gr_ws_weiss" calcext:value-type="string">
            <text:p>E485_0V_haus_x_el_gr_ws_weiss</text:p>
          </table:table-cell>
          <table:table-cell table:formula="of:=CONCATENATE([.$B35];[.$C35];[.$D35];&quot;_haus_&quot;;[.$I35];&quot;_&quot;;[.$F35])" office:value-type="string" office:string-value="E485_0V_haus_x_el_gr_ws_weiss" calcext:value-type="string">
            <text:p>E485_0V_haus_x_el_gr_ws_weiss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485_0V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l_blws_ws_weiss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x</text:p>
          </table:table-cell>
          <table:table-cell table:formula="of:=CONCATENATE([.$B36];[.$C36];[.$D36];&quot;_haus_&quot;;[.$I36];&quot;_&quot;;[.$F36])" office:value-type="string" office:string-value="E485_0V_haus_x_el_blws_ws_weiss" calcext:value-type="string">
            <text:p>E485_0V_haus_x_el_blws_ws_weiss</text:p>
          </table:table-cell>
          <table:table-cell table:formula="of:=CONCATENATE([.$B36];[.$C36];[.$D36];&quot;_haus_&quot;;[.$I36];&quot;_&quot;;[.$F36])" office:value-type="string" office:string-value="E485_0V_haus_x_el_blws_ws_weiss" calcext:value-type="string">
            <text:p>E485_0V_haus_x_el_blws_ws_weiss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485_0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_gr_ws_weiss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x</text:p>
          </table:table-cell>
          <table:table-cell table:formula="of:=CONCATENATE([.$B37];[.$C37];[.$D37];&quot;_haus_&quot;;[.$I37];&quot;_&quot;;[.$F37])" office:value-type="string" office:string-value="F485_0V_haus_x_el_gr_ws_weiss" calcext:value-type="string">
            <text:p>F485_0V_haus_x_el_gr_ws_weiss</text:p>
          </table:table-cell>
          <table:table-cell table:formula="of:=CONCATENATE([.$B37];[.$C37];[.$D37];&quot;_haus_&quot;;[.$I37];&quot;_&quot;;[.$F37])" office:value-type="string" office:string-value="F485_0V_haus_x_el_gr_ws_weiss" calcext:value-type="string">
            <text:p>F485_0V_haus_x_el_gr_ws_weiss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485_0V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l_blws_ws_weiss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x</text:p>
          </table:table-cell>
          <table:table-cell table:formula="of:=CONCATENATE([.$B38];[.$C38];[.$D38];&quot;_haus_&quot;;[.$I38];&quot;_&quot;;[.$F38])" office:value-type="string" office:string-value="F485_0V_haus_x_el_blws_ws_weiss" calcext:value-type="string">
            <text:p>F485_0V_haus_x_el_blws_ws_weiss</text:p>
          </table:table-cell>
          <table:table-cell table:formula="of:=CONCATENATE([.$B38];[.$C38];[.$D38];&quot;_haus_&quot;;[.$I38];&quot;_&quot;;[.$F38])" office:value-type="string" office:string-value="F485_0V_haus_x_el_blws_ws_weiss" calcext:value-type="string">
            <text:p>F485_0V_haus_x_el_blws_ws_weiss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485_0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_gr_ws_weiss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/>
          <table:table-cell table:formula="of:=CONCATENATE([.$B39];[.$C39];[.$D39];&quot;_haus_&quot;;[.$I39];&quot;_&quot;;[.$F39])" office:value-type="string" office:string-value="G485_0V_haus_x_el_gr_ws_weiss" calcext:value-type="string">
            <text:p>G485_0V_haus_x_el_gr_ws_weiss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485_0V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l_blws_ws_weiss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x</text:p>
          </table:table-cell>
          <table:table-cell/>
          <table:table-cell table:formula="of:=CONCATENATE([.$B40];[.$C40];[.$D40];&quot;_haus_&quot;;[.$I40];&quot;_&quot;;[.$F40])" office:value-type="string" office:string-value="G485_0V_haus_x_el_blws_ws_weiss" calcext:value-type="string">
            <text:p>G485_0V_haus_x_el_blws_ws_weiss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486_24V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l_blws_ws_blauws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x</text:p>
          </table:table-cell>
          <table:table-cell table:formula="of:=CONCATENATE([.$B41];[.$C41];[.$D41];&quot;_haus_&quot;;[.$I41];&quot;_&quot;;[.$F41])" office:value-type="string" office:string-value="D486_24V_haus_x_el_blws_ws_blauws" calcext:value-type="string">
            <text:p>D486_24V_haus_x_el_blws_ws_blauws</text:p>
          </table:table-cell>
          <table:table-cell table:formula="of:=CONCATENATE([.$B41];[.$C41];[.$D41];&quot;_haus_&quot;;[.$I41];&quot;_&quot;;[.$F41])" office:value-type="string" office:string-value="D486_24V_haus_x_el_blws_ws_blauws" calcext:value-type="string">
            <text:p>D486_24V_haus_x_el_blws_ws_blauws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486_24V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l_blws_ws_blauw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x</text:p>
          </table:table-cell>
          <table:table-cell table:formula="of:=CONCATENATE([.$B42];[.$C42];[.$D42];&quot;_haus_&quot;;[.$I42];&quot;_&quot;;[.$F42])" office:value-type="string" office:string-value="E486_24V_haus_x_el_blws_ws_blauws" calcext:value-type="string">
            <text:p>E486_24V_haus_x_el_blws_ws_blauws</text:p>
          </table:table-cell>
          <table:table-cell table:formula="of:=CONCATENATE([.$B42];[.$C42];[.$D42];&quot;_haus_&quot;;[.$I42];&quot;_&quot;;[.$F42])" office:value-type="string" office:string-value="E486_24V_haus_x_el_blws_ws_blauws" calcext:value-type="string">
            <text:p>E486_24V_haus_x_el_blws_ws_blauws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486_24V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l_blws_ws_blauws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x</text:p>
          </table:table-cell>
          <table:table-cell table:formula="of:=CONCATENATE([.$B43];[.$C43];[.$D43];&quot;_haus_&quot;;[.$I43];&quot;_&quot;;[.$F43])" office:value-type="string" office:string-value="F486_24V_haus_x_el_blws_ws_blauws" calcext:value-type="string">
            <text:p>F486_24V_haus_x_el_blws_ws_blauws</text:p>
          </table:table-cell>
          <table:table-cell table:formula="of:=CONCATENATE([.$B43];[.$C43];[.$D43];&quot;_haus_&quot;;[.$I43];&quot;_&quot;;[.$F43])" office:value-type="string" office:string-value="F486_24V_haus_x_el_blws_ws_blauws" calcext:value-type="string">
            <text:p>F486_24V_haus_x_el_blws_ws_blauws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486_24V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l_blws_ws_blauws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/>
          <table:table-cell table:formula="of:=CONCATENATE([.$B44];[.$C44];[.$D44];&quot;_haus_&quot;;[.$I44];&quot;_&quot;;[.$F44])" office:value-type="string" office:string-value="G486_24V_haus_x_el_blws_ws_blauws" calcext:value-type="string">
            <text:p>G486_24V_haus_x_el_blws_ws_blauws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automat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l_gr_ws_grau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x</text:p>
          </table:table-cell>
          <table:table-cell table:formula="of:=CONCATENATE([.$B45];[.$C45];[.$D45];&quot;_haus_&quot;;[.$I45];&quot;_&quot;;[.$F45])" office:value-type="string" office:string-value="Dautomatik_haus_x_el_gr_ws_grau" calcext:value-type="string">
            <text:p>Dautomatik_haus_x_el_gr_ws_grau</text:p>
          </table:table-cell>
          <table:table-cell table:formula="of:=CONCATENATE([.$B45];[.$C45];[.$D45];&quot;_haus_&quot;;[.$I45];&quot;_&quot;;[.$F45])" office:value-type="string" office:string-value="Dautomatik_haus_x_el_gr_ws_grau" calcext:value-type="string">
            <text:p>Dautomatik_haus_x_el_gr_ws_grau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automat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l_gr_ws_grau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x</text:p>
          </table:table-cell>
          <table:table-cell table:formula="of:=CONCATENATE([.$B46];[.$C46];[.$D46];&quot;_haus_&quot;;[.$I46];&quot;_&quot;;[.$F46])" office:value-type="string" office:string-value="Eautomatik_haus_x_el_gr_ws_grau" calcext:value-type="string">
            <text:p>Eautomatik_haus_x_el_gr_ws_grau</text:p>
          </table:table-cell>
          <table:table-cell table:formula="of:=CONCATENATE([.$B46];[.$C46];[.$D46];&quot;_haus_&quot;;[.$I46];&quot;_&quot;;[.$F46])" office:value-type="string" office:string-value="Eautomatik_haus_x_el_gr_ws_grau" calcext:value-type="string">
            <text:p>Eautomatik_haus_x_el_gr_ws_grau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automat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l_gr_ws_grau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x</text:p>
          </table:table-cell>
          <table:table-cell table:formula="of:=CONCATENATE([.$B47];[.$C47];[.$D47];&quot;_haus_&quot;;[.$I47];&quot;_&quot;;[.$F47])" office:value-type="string" office:string-value="Fautomatik_haus_x_el_gr_ws_grau" calcext:value-type="string">
            <text:p>Fautomatik_haus_x_el_gr_ws_grau</text:p>
          </table:table-cell>
          <table:table-cell table:formula="of:=CONCATENATE([.$B47];[.$C47];[.$D47];&quot;_haus_&quot;;[.$I47];&quot;_&quot;;[.$F47])" office:value-type="string" office:string-value="Fautomatik_haus_x_el_gr_ws_grau" calcext:value-type="string">
            <text:p>Fautomatik_haus_x_el_gr_ws_grau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utomat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l_gr_ws_grau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x</text:p>
          </table:table-cell>
          <table:table-cell/>
          <table:table-cell table:formula="of:=CONCATENATE([.$B48];[.$C48];[.$D48];&quot;_haus_&quot;;[.$I48];&quot;_&quot;;[.$F48])" office:value-type="string" office:string-value="Gautomatik_haus_x_el_gr_ws_grau" calcext:value-type="string">
            <text:p>Gautomatik_haus_x_el_gr_ws_grau</text:p>
          </table:table-cell>
          <table:table-cell table:formula="of:=CONCATENATE([.$B48];[.$C48];[.$D48];&quot;_haus_&quot;;[.$I48];&quot;_&quot;;[.$F48])" office:value-type="string" office:string-value="Gautomatik_haus_x_el_gr_ws_grau" calcext:value-type="string">
            <text:p>Gautomatik_haus_x_el_gr_ws_grau</text:p>
          </table:table-cell>
          <table:table-cell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scientific-number number:decimal-places="2" number:min-decimal-places="2" number:min-integer-digits="1" number:min-exponent-digits="1" number:exponent-interval="1" number:forced-exponent-sign="fals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.00.0000</text:date>, <text:time style:data-style-name="N2" text:time-value="21:30:27.56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5T16:59:39.630000000</meta:creation-date>
    <dc:date>2024-01-25T23:01:28.155000000</dc:date>
    <meta:editing-duration>PT5H59M20S</meta:editing-duration>
    <meta:editing-cycles>4</meta:editing-cycles>
    <meta:generator>LibreOffice/7.5.9.2$Windows_X86_64 LibreOffice_project/cdeefe45c17511d326101eed8008ac4092f278a9</meta:generator>
    <meta:print-date>2024-01-25T21:27:47.297000000</meta:print-date>
    <meta:document-statistic meta:table-count="1" meta:cell-count="443" meta:object-count="0"/>
  </office:meta>
</office:document-meta>
</file>